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80000013D3B576B480A703A08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2f2f2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draw:fill="solid" draw:fill-color="#0083b9" draw:shadow="hidden"/>
    </style:style>
    <style:style style:name="gr4" style:family="graphic" style:parent-style-name="standard">
      <style:graphic-properties draw:stroke="none" draw:fill="none" draw:textarea-vertical-align="middle" fo:min-height="0.508cm" fo:min-width="2.54cm" fo:padding-top="0.3cm" fo:padding-bottom="0.3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dash" draw:stroke-dash="Dash_5f_0" svg:stroke-width="0.026cm" svg:stroke-color="#000000" svg:stroke-opacity="100%" draw:stroke-linejoin="miter" svg:stroke-linecap="butt" draw:fill="none" fo:padding-top="0.138cm" fo:padding-bottom="0.138cm" fo:padding-left="0.263cm" fo:padding-right="0.263cm"/>
    </style:style>
    <style:style style:name="gr7" style:family="graphic" style:parent-style-name="standard">
      <style:graphic-properties draw:stroke="none" draw:fill="solid" draw:fill-color="#ffffff" draw:opacity="0%" draw:shadow="hidden"/>
    </style:style>
    <style:style style:name="gr8" style:family="graphic" style:parent-style-name="standard">
      <style:graphic-properties draw:stroke="none" draw:fill="none" draw:textarea-vertical-align="middle" fo:min-height="2.117cm" fo:min-width="2.54cm" fo:padding-top="0cm" fo:padding-bottom="0cm" fo:padding-left="0.3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423cm" fo:min-width="2.54cm" fo:padding-top="0cm" fo:padding-bottom="0cm" fo:padding-left="0.3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1.016cm" fo:min-width="2.54cm" fo:padding-top="0.3cm" fo:padding-bottom="0.3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693cm" fo:min-width="2.54cm" fo:padding-top="0cm" fo:padding-bottom="0cm" fo:padding-left="0.3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2.54cm" fo:min-width="2.54cm" fo:padding-top="0cm" fo:padding-bottom="0cm" fo:padding-left="0.3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847cm" fo:min-width="2.54cm" fo:padding-top="0cm" fo:padding-bottom="0cm" fo:padding-left="0.3cm" fo:padding-right="0cm"/>
      <style:paragraph-properties style:writing-mode="lr-tb"/>
    </style:style>
    <style:style style:name="gr14" style:family="graphic" style:parent-style-name="standard">
      <style:graphic-properties draw:stroke="solid" draw:shadow="hidden" style:mirror="none"/>
    </style:style>
    <style:style style:name="P1" style:family="paragraph">
      <loext:graphic-properties draw:fill="solid" draw:fill-color="#f2f2f2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83b9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ffffff" draw:opacity="0%"/>
    </style:style>
    <style:style style:name="T1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 1" draw:style-name="dp1" draw:master-page-name="PM0">
        <draw:g>
          <draw:polygon draw:style-name="gr1" draw:text-style-name="P1" draw:layer="layout" svg:width="6.5cm" svg:height="3.264cm" svg:x="1.3cm" svg:y="22.443cm" svg:viewBox="0 0 6501 3265" draw:points="0,3265 6501,3265 6501,0 0,0">
            <text:p/>
          </draw:polygon>
          <draw:polygon draw:style-name="gr2" draw:text-style-name="P2" draw:layer="layout" svg:width="6.5cm" svg:height="3.264cm" svg:x="1.3cm" svg:y="22.443cm" svg:viewBox="0 0 6501 3265" draw:points="0,3265 6501,3265 6501,0 0,0">
            <text:p/>
          </draw:polygon>
        </draw:g>
        <draw:g>
          <draw:polygon draw:style-name="gr3" draw:text-style-name="P3" draw:layer="layout" svg:width="6.5cm" svg:height="1.108cm" svg:x="1.3cm" svg:y="21.335cm" svg:viewBox="0 0 6501 1109" draw:points="0,1109 6501,1109 6501,0 0,0">
            <text:p/>
          </draw:polygon>
          <draw:polygon draw:style-name="gr2" draw:text-style-name="P2" draw:layer="layout" svg:width="6.5cm" svg:height="1.108cm" svg:x="1.3cm" svg:y="21.335cm" svg:viewBox="0 0 6501 1109" draw:points="0,1109 6501,1109 6501,0 0,0">
            <text:p/>
          </draw:polygon>
        </draw:g>
        <draw:frame draw:style-name="gr4" draw:text-style-name="P2" draw:layer="layout" svg:width="6.5cm" svg:height="1.109cm" svg:x="1.3cm" svg:y="21.335cm">
          <draw:text-box>
            <text:p text:style-name="P4"><text:span text:style-name="T1">Vecteur2d</text:span></text:p>
          </draw:text-box>
        </draw:frame>
        <draw:g>
          <draw:polygon draw:style-name="gr5" draw:text-style-name="P5" draw:layer="layout" svg:width="6.298cm" svg:height="0cm" svg:x="1.4cm" svg:y="24.71cm" svg:viewBox="0 0 6299 0" draw:points="0,0 6299,0">
            <text:p/>
          </draw:polygon>
          <draw:line draw:style-name="gr6" draw:text-style-name="P2" draw:layer="layout" svg:x1="1.4cm" svg:y1="24.71cm" svg:x2="7.699cm" svg:y2="24.71cm">
            <text:p/>
          </draw:line>
        </draw:g>
        <draw:g>
          <draw:polygon draw:style-name="gr7" draw:text-style-name="P6" draw:layer="layout" svg:width="6.3cm" svg:height="2.117cm" svg:x="1.4cm" svg:y="22.543cm" svg:viewBox="0 0 6301 2118" draw:points="0,2118 6301,2118 6301,0 0,0">
            <text:p/>
          </draw:polygon>
          <draw:frame draw:style-name="gr8" draw:text-style-name="P2" draw:layer="layout" svg:width="6.3cm" svg:height="2.117cm" svg:x="1.4cm" svg:y="22.543cm">
            <draw:text-box>
              <text:p text:style-name="P4"><text:span text:style-name="T2">-_x : double</text:span></text:p>
              <text:p text:style-name="P4"><text:span text:style-name="T2">-_y : double</text:span></text:p>
              <text:p text:style-name="P4"><text:span text:style-name="T2">&lt;&lt;+get&gt;&gt;&lt;&lt;+set&gt;&gt; X</text:span></text:p>
              <text:p text:style-name="P4"><text:span text:style-name="T2">&lt;&lt;+get&gt;&gt;&lt;&lt;+set&gt;&gt; Y</text:span></text:p>
              <text:p text:style-name="P4"><text:span text:style-name="T2">&lt;&lt;+get&gt;&gt;Norme</text:span></text:p>
            </draw:text-box>
          </draw:frame>
        </draw:g>
        <draw:g>
          <draw:polygon draw:style-name="gr7" draw:text-style-name="P6" draw:layer="layout" svg:width="6.3cm" svg:height="0.423cm" svg:x="1.4cm" svg:y="24.76cm" svg:viewBox="0 0 6301 424" draw:points="0,424 6301,424 6301,0 0,0">
            <text:p/>
          </draw:polygon>
          <draw:frame draw:style-name="gr9" draw:text-style-name="P2" draw:layer="layout" svg:width="6.3cm" svg:height="0.423cm" svg:x="1.4cm" svg:y="24.76cm">
            <draw:text-box>
              <text:p text:style-name="P4"><text:span text:style-name="T2">-nomMembre</text:span></text:p>
            </draw:text-box>
          </draw:frame>
        </draw:g>
        <draw:g>
          <draw:polygon draw:style-name="gr7" draw:text-style-name="P6" draw:layer="layout" svg:width="6.3cm" svg:height="0.423cm" svg:x="1.4cm" svg:y="25.183cm" svg:viewBox="0 0 6301 424" draw:points="0,424 6301,424 6301,0 0,0">
            <text:p/>
          </draw:polygon>
          <draw:frame draw:style-name="gr9" draw:text-style-name="P2" draw:layer="layout" svg:width="6.3cm" svg:height="0.423cm" svg:x="1.4cm" svg:y="25.183cm">
            <draw:text-box>
              <text:p text:style-name="P4"><text:span text:style-name="T2">+ Opération 2 ()</text:span></text:p>
            </draw:text-box>
          </draw:frame>
        </draw:g>
        <draw:g>
          <draw:polygon draw:style-name="gr1" draw:text-style-name="P1" draw:layer="layout" svg:width="6.5cm" svg:height="4.111cm" svg:x="9.3cm" svg:y="22.483cm" svg:viewBox="0 0 6501 4112" draw:points="0,4112 6501,4112 6501,0 0,0">
            <text:p/>
          </draw:polygon>
          <draw:polygon draw:style-name="gr2" draw:text-style-name="P2" draw:layer="layout" svg:width="6.5cm" svg:height="4.111cm" svg:x="9.3cm" svg:y="22.483cm" svg:viewBox="0 0 6501 4112" draw:points="0,4112 6501,4112 6501,0 0,0">
            <text:p/>
          </draw:polygon>
        </draw:g>
        <draw:g>
          <draw:polygon draw:style-name="gr3" draw:text-style-name="P3" draw:layer="layout" svg:width="6.5cm" svg:height="1.616cm" svg:x="9.3cm" svg:y="20.867cm" svg:viewBox="0 0 6501 1617" draw:points="0,1617 6501,1617 6501,0 0,0">
            <text:p/>
          </draw:polygon>
          <draw:polygon draw:style-name="gr2" draw:text-style-name="P2" draw:layer="layout" svg:width="6.5cm" svg:height="1.616cm" svg:x="9.3cm" svg:y="20.867cm" svg:viewBox="0 0 6501 1617" draw:points="0,1617 6501,1617 6501,0 0,0">
            <text:p/>
          </draw:polygon>
        </draw:g>
        <draw:frame draw:style-name="gr10" draw:text-style-name="P2" draw:layer="layout" svg:width="6.5cm" svg:height="1.616cm" svg:x="9.3cm" svg:y="20.867cm">
          <draw:text-box>
            <text:p text:style-name="P4"><text:span text:style-name="T1">High score</text:span></text:p>
          </draw:text-box>
        </draw:frame>
        <draw:g>
          <draw:polygon draw:style-name="gr7" draw:text-style-name="P6" draw:layer="layout" svg:width="6.3cm" svg:height="0.423cm" svg:x="9.4cm" svg:y="22.583cm" svg:viewBox="0 0 6301 424" draw:points="0,424 6301,424 6301,0 0,0">
            <text:p/>
          </draw:polygon>
          <draw:frame draw:style-name="gr9" draw:text-style-name="P2" draw:layer="layout" svg:width="6.3cm" svg:height="0.423cm" svg:x="9.4cm" svg:y="22.583cm">
            <draw:text-box>
              <text:p text:style-name="P4"><text:span text:style-name="T2">+Count</text:span><text:span text:style-name="T2"><text:tab/></text:span><text:span text:style-name="T2"><text:tab/></text:span></text:p>
            </draw:text-box>
          </draw:frame>
        </draw:g>
        <draw:g>
          <draw:polygon draw:style-name="gr5" draw:text-style-name="P5" draw:layer="layout" svg:width="6.298cm" svg:height="0cm" svg:x="9.4cm" svg:y="24.326cm" svg:viewBox="0 0 6299 0" draw:points="0,0 6299,0">
            <text:p/>
          </draw:polygon>
          <draw:line draw:style-name="gr6" draw:text-style-name="P2" draw:layer="layout" svg:x1="9.4cm" svg:y1="24.326cm" svg:x2="15.699cm" svg:y2="24.326cm">
            <text:p/>
          </draw:line>
        </draw:g>
        <draw:g>
          <draw:polygon draw:style-name="gr7" draw:text-style-name="P6" draw:layer="layout" svg:width="6.3cm" svg:height="0.423cm" svg:x="9.4cm" svg:y="23.429cm" svg:viewBox="0 0 6301 424" draw:points="0,424 6301,424 6301,0 0,0">
            <text:p/>
          </draw:polygon>
          <draw:frame draw:style-name="gr9" draw:text-style-name="P2" draw:layer="layout" svg:width="6.3cm" svg:height="0.423cm" svg:x="9.4cm" svg:y="23.429cm">
            <draw:text-box>
              <text:p text:style-name="P4"><text:span text:style-name="T2">+MyFont</text:span></text:p>
            </draw:text-box>
          </draw:frame>
        </draw:g>
        <draw:g>
          <draw:polygon draw:style-name="gr7" draw:text-style-name="P6" draw:layer="layout" svg:width="6.3cm" svg:height="0.423cm" svg:x="9.4cm" svg:y="23.853cm" svg:viewBox="0 0 6301 424" draw:points="0,424 6301,424 6301,0 0,0">
            <text:p/>
          </draw:polygon>
          <draw:frame draw:style-name="gr9" draw:text-style-name="P2" draw:layer="layout" svg:width="6.3cm" svg:height="0.423cm" svg:x="9.4cm" svg:y="23.853cm">
            <draw:text-box>
              <text:p text:style-name="P4"><text:span text:style-name="T2">+GameOver</text:span></text:p>
            </draw:text-box>
          </draw:frame>
        </draw:g>
        <draw:g>
          <draw:polygon draw:style-name="gr7" draw:text-style-name="P6" draw:layer="layout" svg:width="6.3cm" svg:height="0.423cm" svg:x="9.4cm" svg:y="24.376cm" svg:viewBox="0 0 6301 424" draw:points="0,424 6301,424 6301,0 0,0">
            <text:p/>
          </draw:polygon>
          <draw:frame draw:style-name="gr9" draw:text-style-name="P2" draw:layer="layout" svg:width="6.3cm" svg:height="0.423cm" svg:x="9.4cm" svg:y="24.376cm">
            <draw:text-box>
              <text:p text:style-name="P4"><text:span text:style-name="T2">+Score</text:span></text:p>
            </draw:text-box>
          </draw:frame>
        </draw:g>
        <draw:g>
          <draw:polygon draw:style-name="gr7" draw:text-style-name="P6" draw:layer="layout" svg:width="6.3cm" svg:height="1.693cm" svg:x="9.4cm" svg:y="24.8cm" svg:viewBox="0 0 6301 1694" draw:points="0,1694 6301,1694 6301,0 0,0">
            <text:p/>
          </draw:polygon>
          <draw:frame draw:style-name="gr11" draw:text-style-name="P2" draw:layer="layout" svg:width="6.3cm" svg:height="1.693cm" svg:x="9.4cm" svg:y="24.8cm">
            <draw:text-box>
              <text:p text:style-name="P4"><text:span text:style-name="T2">+Draw</text:span></text:p>
              <text:p text:style-name="P4"><text:span text:style-name="T2">+Reset</text:span></text:p>
              <text:p text:style-name="P4"><text:span text:style-name="T2">+Increment</text:span></text:p>
              <text:p text:style-name="P4"><text:span text:style-name="T2">+AddCore</text:span></text:p>
            </draw:text-box>
          </draw:frame>
        </draw:g>
        <draw:g>
          <draw:polygon draw:style-name="gr7" draw:text-style-name="P6" draw:layer="layout" svg:width="6.3cm" svg:height="0.423cm" svg:x="9.4cm" svg:y="23.006cm" svg:viewBox="0 0 6301 424" draw:points="0,424 6301,424 6301,0 0,0">
            <text:p/>
          </draw:polygon>
          <draw:frame draw:style-name="gr9" draw:text-style-name="P2" draw:layer="layout" svg:width="6.3cm" svg:height="0.423cm" svg:x="9.4cm" svg:y="23.006cm">
            <draw:text-box>
              <text:p text:style-name="P4"><text:span text:style-name="T2">+Position</text:span></text:p>
            </draw:text-box>
          </draw:frame>
        </draw:g>
        <draw:g>
          <draw:polygon draw:style-name="gr1" draw:text-style-name="P1" draw:layer="layout" svg:width="6.5cm" svg:height="1.57cm" svg:x="9cm" svg:y="2.738cm" svg:viewBox="0 0 6501 1571" draw:points="0,1571 6501,1571 6501,0 0,0">
            <text:p/>
          </draw:polygon>
          <draw:polygon draw:style-name="gr2" draw:text-style-name="P2" draw:layer="layout" svg:width="6.5cm" svg:height="1.57cm" svg:x="9cm" svg:y="2.738cm" svg:viewBox="0 0 6501 1571" draw:points="0,1571 6501,1571 6501,0 0,0">
            <text:p/>
          </draw:polygon>
        </draw:g>
        <draw:g>
          <draw:polygon draw:style-name="gr3" draw:text-style-name="P3" draw:layer="layout" svg:width="6.5cm" svg:height="1.108cm" svg:x="9cm" svg:y="1.63cm" svg:viewBox="0 0 6501 1109" draw:points="0,1109 6501,1109 6501,0 0,0">
            <text:p/>
          </draw:polygon>
          <draw:polygon draw:style-name="gr2" draw:text-style-name="P2" draw:layer="layout" svg:width="6.5cm" svg:height="1.108cm" svg:x="9cm" svg:y="1.63cm" svg:viewBox="0 0 6501 1109" draw:points="0,1109 6501,1109 6501,0 0,0">
            <text:p/>
          </draw:polygon>
        </draw:g>
        <draw:frame draw:style-name="gr4" draw:text-style-name="P2" draw:layer="layout" svg:width="6.5cm" svg:height="1.109cm" svg:x="9cm" svg:y="1.63cm">
          <draw:text-box>
            <text:p text:style-name="P4"><text:span text:style-name="T1">Bunker</text:span></text:p>
          </draw:text-box>
        </draw:frame>
        <draw:g>
          <draw:polygon draw:style-name="gr5" draw:text-style-name="P5" draw:layer="layout" svg:width="6.298cm" svg:height="0cm" svg:x="9.1cm" svg:y="3.311cm" svg:viewBox="0 0 6299 0" draw:points="0,0 6299,0">
            <text:p/>
          </draw:polygon>
          <draw:line draw:style-name="gr6" draw:text-style-name="P2" draw:layer="layout" svg:x1="9.1cm" svg:y1="3.311cm" svg:x2="15.399cm" svg:y2="3.311cm">
            <text:p/>
          </draw:line>
        </draw:g>
        <draw:g>
          <draw:polygon draw:style-name="gr7" draw:text-style-name="P6" draw:layer="layout" svg:width="6.3cm" svg:height="0.423cm" svg:x="9.1cm" svg:y="2.838cm" svg:viewBox="0 0 6301 424" draw:points="0,424 6301,424 6301,0 0,0">
            <text:p/>
          </draw:polygon>
          <draw:frame draw:style-name="gr9" draw:text-style-name="P2" draw:layer="layout" svg:width="6.3cm" svg:height="0.423cm" svg:x="9.1cm" svg:y="2.838cm">
            <draw:text-box>
              <text:p text:style-name="P4"><text:span text:style-name="T2">+Bunker : (Position Vecteur2d) </text:span></text:p>
            </draw:text-box>
          </draw:frame>
        </draw:g>
        <draw:g>
          <draw:polygon draw:style-name="gr7" draw:text-style-name="P6" draw:layer="layout" svg:width="6.3cm" svg:height="0.423cm" svg:x="9.1cm" svg:y="3.361cm" svg:viewBox="0 0 6301 424" draw:points="0,424 6301,424 6301,0 0,0">
            <text:p/>
          </draw:polygon>
          <draw:frame draw:style-name="gr9" draw:text-style-name="P2" draw:layer="layout" svg:width="6.3cm" svg:height="0.423cm" svg:x="9.1cm" svg:y="3.361cm">
            <draw:text-box>
              <text:p text:style-name="P4"><text:span text:style-name="T2">-nomMembre</text:span></text:p>
            </draw:text-box>
          </draw:frame>
        </draw:g>
        <draw:g>
          <draw:polygon draw:style-name="gr7" draw:text-style-name="P6" draw:layer="layout" svg:width="6.3cm" svg:height="0.423cm" svg:x="9.1cm" svg:y="3.785cm" svg:viewBox="0 0 6301 424" draw:points="0,424 6301,424 6301,0 0,0">
            <text:p/>
          </draw:polygon>
          <draw:frame draw:style-name="gr9" draw:text-style-name="P2" draw:layer="layout" svg:width="6.3cm" svg:height="0.423cm" svg:x="9.1cm" svg:y="3.785cm">
            <draw:text-box>
              <text:p text:style-name="P4"><text:span text:style-name="T2">+ Opération 2 ()</text:span></text:p>
            </draw:text-box>
          </draw:frame>
        </draw:g>
        <draw:g>
          <draw:polygon draw:style-name="gr1" draw:text-style-name="P1" draw:layer="layout" svg:width="6.5cm" svg:height="2.84cm" svg:x="1.7cm" svg:y="2.838cm" svg:viewBox="0 0 6501 2841" draw:points="0,2841 6501,2841 6501,0 0,0">
            <text:p/>
          </draw:polygon>
          <draw:polygon draw:style-name="gr2" draw:text-style-name="P2" draw:layer="layout" svg:width="6.5cm" svg:height="2.84cm" svg:x="1.7cm" svg:y="2.838cm" svg:viewBox="0 0 6501 2841" draw:points="0,2841 6501,2841 6501,0 0,0">
            <text:p/>
          </draw:polygon>
        </draw:g>
        <draw:g>
          <draw:polygon draw:style-name="gr3" draw:text-style-name="P3" draw:layer="layout" svg:width="6.5cm" svg:height="1.108cm" svg:x="1.7cm" svg:y="1.73cm" svg:viewBox="0 0 6501 1109" draw:points="0,1109 6501,1109 6501,0 0,0">
            <text:p/>
          </draw:polygon>
          <draw:polygon draw:style-name="gr2" draw:text-style-name="P2" draw:layer="layout" svg:width="6.5cm" svg:height="1.108cm" svg:x="1.7cm" svg:y="1.73cm" svg:viewBox="0 0 6501 1109" draw:points="0,1109 6501,1109 6501,0 0,0">
            <text:p/>
          </draw:polygon>
        </draw:g>
        <draw:frame draw:style-name="gr4" draw:text-style-name="P2" draw:layer="layout" svg:width="6.5cm" svg:height="1.109cm" svg:x="1.7cm" svg:y="1.73cm">
          <draw:text-box>
            <text:p text:style-name="P4"><text:span text:style-name="T1">BalleQuitTombe</text:span></text:p>
          </draw:text-box>
        </draw:frame>
        <draw:g>
          <draw:polygon draw:style-name="gr5" draw:text-style-name="P5" draw:layer="layout" svg:width="6.298cm" svg:height="0cm" svg:x="1.8cm" svg:y="4.681cm" svg:viewBox="0 0 6299 0" draw:points="0,0 6299,0">
            <text:p/>
          </draw:polygon>
          <draw:line draw:style-name="gr6" draw:text-style-name="P2" draw:layer="layout" svg:x1="1.8cm" svg:y1="4.681cm" svg:x2="8.099cm" svg:y2="4.681cm">
            <text:p/>
          </draw:line>
        </draw:g>
        <draw:g>
          <draw:polygon draw:style-name="gr7" draw:text-style-name="P6" draw:layer="layout" svg:width="6.3cm" svg:height="1.693cm" svg:x="1.8cm" svg:y="2.938cm" svg:viewBox="0 0 6301 1694" draw:points="0,1694 6301,1694 6301,0 0,0">
            <text:p/>
          </draw:polygon>
          <draw:frame draw:style-name="gr11" draw:text-style-name="P2" draw:layer="layout" svg:width="6.3cm" svg:height="1.693cm" svg:x="1.8cm" svg:y="2.938cm">
            <draw:text-box>
              <text:p text:style-name="P4"><text:span text:style-name="T2">-x : double</text:span></text:p>
              <text:p text:style-name="P4"><text:span text:style-name="T2">-y : double</text:span></text:p>
              <text:p text:style-name="P4"><text:span text:style-name="T2">-radius : double</text:span></text:p>
              <text:p text:style-name="P4"><text:span text:style-name="T2">ballSpeed : double</text:span></text:p>
            </draw:text-box>
          </draw:frame>
        </draw:g>
        <draw:g>
          <draw:polygon draw:style-name="gr7" draw:text-style-name="P6" draw:layer="layout" svg:width="6.3cm" svg:height="0.423cm" svg:x="1.8cm" svg:y="4.731cm" svg:viewBox="0 0 6301 424" draw:points="0,424 6301,424 6301,0 0,0">
            <text:p/>
          </draw:polygon>
          <draw:frame draw:style-name="gr9" draw:text-style-name="P2" draw:layer="layout" svg:width="6.3cm" svg:height="0.423cm" svg:x="1.8cm" svg:y="4.731cm">
            <draw:text-box>
              <text:p text:style-name="P4"><text:span text:style-name="T2">-nomMembre</text:span></text:p>
            </draw:text-box>
          </draw:frame>
        </draw:g>
        <draw:g>
          <draw:polygon draw:style-name="gr7" draw:text-style-name="P6" draw:layer="layout" svg:width="6.3cm" svg:height="0.423cm" svg:x="1.8cm" svg:y="5.155cm" svg:viewBox="0 0 6301 424" draw:points="0,424 6301,424 6301,0 0,0">
            <text:p/>
          </draw:polygon>
          <draw:frame draw:style-name="gr9" draw:text-style-name="P2" draw:layer="layout" svg:width="6.3cm" svg:height="0.423cm" svg:x="1.8cm" svg:y="5.155cm">
            <draw:text-box>
              <text:p text:style-name="P4"><text:span text:style-name="T2">+ Opération 2 ()</text:span></text:p>
            </draw:text-box>
          </draw:frame>
        </draw:g>
        <draw:g>
          <draw:polygon draw:style-name="gr1" draw:text-style-name="P1" draw:layer="layout" svg:width="6.5cm" svg:height="3.687cm" svg:x="16.8cm" svg:y="2.643cm" svg:viewBox="0 0 6501 3688" draw:points="0,3688 6501,3688 6501,0 0,0">
            <text:p/>
          </draw:polygon>
          <draw:polygon draw:style-name="gr2" draw:text-style-name="P2" draw:layer="layout" svg:width="6.5cm" svg:height="3.687cm" svg:x="16.8cm" svg:y="2.643cm" svg:viewBox="0 0 6501 3688" draw:points="0,3688 6501,3688 6501,0 0,0">
            <text:p/>
          </draw:polygon>
        </draw:g>
        <draw:g>
          <draw:polygon draw:style-name="gr3" draw:text-style-name="P3" draw:layer="layout" svg:width="6.5cm" svg:height="1.108cm" svg:x="16.8cm" svg:y="1.535cm" svg:viewBox="0 0 6501 1109" draw:points="0,1109 6501,1109 6501,0 0,0">
            <text:p/>
          </draw:polygon>
          <draw:polygon draw:style-name="gr2" draw:text-style-name="P2" draw:layer="layout" svg:width="6.5cm" svg:height="1.108cm" svg:x="16.8cm" svg:y="1.535cm" svg:viewBox="0 0 6501 1109" draw:points="0,1109 6501,1109 6501,0 0,0">
            <text:p/>
          </draw:polygon>
        </draw:g>
        <draw:frame draw:style-name="gr4" draw:text-style-name="P2" draw:layer="layout" svg:width="6.5cm" svg:height="1.109cm" svg:x="16.8cm" svg:y="1.535cm">
          <draw:text-box>
            <text:p text:style-name="P4"><text:span text:style-name="T1">EnnemyBlocks</text:span></text:p>
          </draw:text-box>
        </draw:frame>
        <draw:g>
          <draw:polygon draw:style-name="gr5" draw:text-style-name="P5" draw:layer="layout" svg:width="6.298cm" svg:height="0cm" svg:x="16.9cm" svg:y="5.333cm" svg:viewBox="0 0 6299 0" draw:points="0,0 6299,0">
            <text:p/>
          </draw:polygon>
          <draw:line draw:style-name="gr6" draw:text-style-name="P2" draw:layer="layout" svg:x1="16.9cm" svg:y1="5.333cm" svg:x2="23.199cm" svg:y2="5.333cm">
            <text:p/>
          </draw:line>
        </draw:g>
        <draw:g>
          <draw:polygon draw:style-name="gr7" draw:text-style-name="P6" draw:layer="layout" svg:width="6.3cm" svg:height="2.54cm" svg:x="16.9cm" svg:y="2.743cm" svg:viewBox="0 0 6301 2541" draw:points="0,2541 6301,2541 6301,0 0,0">
            <text:p/>
          </draw:polygon>
          <draw:frame draw:style-name="gr12" draw:text-style-name="P2" draw:layer="layout" svg:width="6.3cm" svg:height="2.54cm" svg:x="16.9cm" svg:y="2.743cm">
            <draw:text-box>
              <text:p text:style-name="P4"><text:span text:style-name="T2">-_size : Size</text:span></text:p>
              <text:p text:style-name="P4"><text:span text:style-name="T2">-moveSpeedX : double</text:span></text:p>
              <text:p text:style-name="P4"><text:span text:style-name="T2">-PositionY : int</text:span></text:p>
              <text:p text:style-name="P4"><text:span text:style-name="T2">_baseWidth :</text:span></text:p>
              <text:p text:style-name="P4"><text:span text:style-name="T2"/></text:p>
              <text:p text:style-name="P4"><text:span text:style-name="T2"/></text:p>
            </draw:text-box>
          </draw:frame>
        </draw:g>
        <draw:g>
          <draw:polygon draw:style-name="gr7" draw:text-style-name="P6" draw:layer="layout" svg:width="6.3cm" svg:height="0.423cm" svg:x="16.9cm" svg:y="5.383cm" svg:viewBox="0 0 6301 424" draw:points="0,424 6301,424 6301,0 0,0">
            <text:p/>
          </draw:polygon>
          <draw:frame draw:style-name="gr9" draw:text-style-name="P2" draw:layer="layout" svg:width="6.3cm" svg:height="0.423cm" svg:x="16.9cm" svg:y="5.383cm">
            <draw:text-box>
              <text:p text:style-name="P4"><text:span text:style-name="T2">-nomMembre</text:span></text:p>
            </draw:text-box>
          </draw:frame>
        </draw:g>
        <draw:g>
          <draw:polygon draw:style-name="gr7" draw:text-style-name="P6" draw:layer="layout" svg:width="6.3cm" svg:height="0.423cm" svg:x="16.9cm" svg:y="5.806cm" svg:viewBox="0 0 6301 424" draw:points="0,424 6301,424 6301,0 0,0">
            <text:p/>
          </draw:polygon>
          <draw:frame draw:style-name="gr9" draw:text-style-name="P2" draw:layer="layout" svg:width="6.3cm" svg:height="0.423cm" svg:x="16.9cm" svg:y="5.806cm">
            <draw:text-box>
              <text:p text:style-name="P4"><text:span text:style-name="T2">+ Opération 2 ()</text:span></text:p>
            </draw:text-box>
          </draw:frame>
        </draw:g>
        <draw:g>
          <draw:polygon draw:style-name="gr1" draw:text-style-name="P1" draw:layer="layout" svg:width="6.5cm" svg:height="1.57cm" svg:x="1.7cm" svg:y="9.443cm" svg:viewBox="0 0 6501 1571" draw:points="0,1571 6501,1571 6501,0 0,0">
            <text:p/>
          </draw:polygon>
          <draw:polygon draw:style-name="gr2" draw:text-style-name="P2" draw:layer="layout" svg:width="6.5cm" svg:height="1.57cm" svg:x="1.7cm" svg:y="9.443cm" svg:viewBox="0 0 6501 1571" draw:points="0,1571 6501,1571 6501,0 0,0">
            <text:p/>
          </draw:polygon>
        </draw:g>
        <draw:g>
          <draw:polygon draw:style-name="gr3" draw:text-style-name="P3" draw:layer="layout" svg:width="6.5cm" svg:height="1.108cm" svg:x="1.7cm" svg:y="8.335cm" svg:viewBox="0 0 6501 1109" draw:points="0,1109 6501,1109 6501,0 0,0">
            <text:p/>
          </draw:polygon>
          <draw:polygon draw:style-name="gr2" draw:text-style-name="P2" draw:layer="layout" svg:width="6.5cm" svg:height="1.108cm" svg:x="1.7cm" svg:y="8.335cm" svg:viewBox="0 0 6501 1109" draw:points="0,1109 6501,1109 6501,0 0,0">
            <text:p/>
          </draw:polygon>
        </draw:g>
        <draw:frame draw:style-name="gr4" draw:text-style-name="P2" draw:layer="layout" svg:width="6.5cm" svg:height="1.109cm" svg:x="1.7cm" svg:y="8.335cm">
          <draw:text-box>
            <text:p text:style-name="P4"><text:span text:style-name="T1">Game</text:span></text:p>
          </draw:text-box>
        </draw:frame>
        <draw:g>
          <draw:polygon draw:style-name="gr5" draw:text-style-name="P5" draw:layer="layout" svg:width="6.298cm" svg:height="0cm" svg:x="1.8cm" svg:y="10.016cm" svg:viewBox="0 0 6299 0" draw:points="0,0 6299,0">
            <text:p/>
          </draw:polygon>
          <draw:line draw:style-name="gr6" draw:text-style-name="P2" draw:layer="layout" svg:x1="1.8cm" svg:y1="10.016cm" svg:x2="8.099cm" svg:y2="10.016cm">
            <text:p/>
          </draw:line>
        </draw:g>
        <draw:g>
          <draw:polygon draw:style-name="gr7" draw:text-style-name="P6" draw:layer="layout" svg:width="6.3cm" svg:height="0.423cm" svg:x="1.8cm" svg:y="9.543cm" svg:viewBox="0 0 6301 424" draw:points="0,424 6301,424 6301,0 0,0">
            <text:p/>
          </draw:polygon>
          <draw:frame draw:style-name="gr9" draw:text-style-name="P2" draw:layer="layout" svg:width="6.3cm" svg:height="0.423cm" svg:x="1.8cm" svg:y="9.543cm">
            <draw:text-box>
              <text:p text:style-name="P4"><text:span text:style-name="T2">+ennemies : EnemyBlock</text:span></text:p>
            </draw:text-box>
          </draw:frame>
        </draw:g>
        <draw:g>
          <draw:polygon draw:style-name="gr7" draw:text-style-name="P6" draw:layer="layout" svg:width="6.3cm" svg:height="0.423cm" svg:x="1.8cm" svg:y="10.067cm" svg:viewBox="0 0 6301 424" draw:points="0,424 6301,424 6301,0 0,0">
            <text:p/>
          </draw:polygon>
          <draw:frame draw:style-name="gr9" draw:text-style-name="P2" draw:layer="layout" svg:width="6.3cm" svg:height="0.423cm" svg:x="1.8cm" svg:y="10.067cm">
            <draw:text-box>
              <text:p text:style-name="P4"><text:span text:style-name="T2">-nomMembre</text:span></text:p>
            </draw:text-box>
          </draw:frame>
        </draw:g>
        <draw:g>
          <draw:polygon draw:style-name="gr7" draw:text-style-name="P6" draw:layer="layout" svg:width="6.3cm" svg:height="0.423cm" svg:x="1.8cm" svg:y="10.49cm" svg:viewBox="0 0 6301 424" draw:points="0,424 6301,424 6301,0 0,0">
            <text:p/>
          </draw:polygon>
          <draw:frame draw:style-name="gr9" draw:text-style-name="P2" draw:layer="layout" svg:width="6.3cm" svg:height="0.423cm" svg:x="1.8cm" svg:y="10.49cm">
            <draw:text-box>
              <text:p text:style-name="P4"><text:span text:style-name="T2">+ Opération 2 ()</text:span></text:p>
            </draw:text-box>
          </draw:frame>
        </draw:g>
        <draw:g>
          <draw:polygon draw:style-name="gr1" draw:text-style-name="P1" draw:layer="layout" svg:width="6.5cm" svg:height="1.57cm" svg:x="9.1cm" svg:y="9.538cm" svg:viewBox="0 0 6501 1571" draw:points="0,1571 6501,1571 6501,0 0,0">
            <text:p/>
          </draw:polygon>
          <draw:polygon draw:style-name="gr2" draw:text-style-name="P2" draw:layer="layout" svg:width="6.5cm" svg:height="1.57cm" svg:x="9.1cm" svg:y="9.538cm" svg:viewBox="0 0 6501 1571" draw:points="0,1571 6501,1571 6501,0 0,0">
            <text:p/>
          </draw:polygon>
        </draw:g>
        <draw:g>
          <draw:polygon draw:style-name="gr3" draw:text-style-name="P3" draw:layer="layout" svg:width="6.5cm" svg:height="1.108cm" svg:x="9.1cm" svg:y="8.43cm" svg:viewBox="0 0 6501 1109" draw:points="0,1109 6501,1109 6501,0 0,0">
            <text:p/>
          </draw:polygon>
          <draw:polygon draw:style-name="gr2" draw:text-style-name="P2" draw:layer="layout" svg:width="6.5cm" svg:height="1.108cm" svg:x="9.1cm" svg:y="8.43cm" svg:viewBox="0 0 6501 1109" draw:points="0,1109 6501,1109 6501,0 0,0">
            <text:p/>
          </draw:polygon>
        </draw:g>
        <draw:frame draw:style-name="gr4" draw:text-style-name="P2" draw:layer="layout" svg:width="6.5cm" svg:height="1.109cm" svg:x="9.1cm" svg:y="8.43cm">
          <draw:text-box>
            <text:p text:style-name="P4"><text:span text:style-name="T1">GameObject</text:span></text:p>
          </draw:text-box>
        </draw:frame>
        <draw:g>
          <draw:polygon draw:style-name="gr5" draw:text-style-name="P5" draw:layer="layout" svg:width="6.298cm" svg:height="0cm" svg:x="9.2cm" svg:y="10.111cm" svg:viewBox="0 0 6299 0" draw:points="0,0 6299,0">
            <text:p/>
          </draw:polygon>
          <draw:line draw:style-name="gr6" draw:text-style-name="P2" draw:layer="layout" svg:x1="9.2cm" svg:y1="10.111cm" svg:x2="15.499cm" svg:y2="10.111cm">
            <text:p/>
          </draw:line>
        </draw:g>
        <draw:g>
          <draw:polygon draw:style-name="gr7" draw:text-style-name="P6" draw:layer="layout" svg:width="6.3cm" svg:height="0.423cm" svg:x="9.2cm" svg:y="9.638cm" svg:viewBox="0 0 6301 424" draw:points="0,424 6301,424 6301,0 0,0">
            <text:p/>
          </draw:polygon>
          <draw:frame draw:style-name="gr9" draw:text-style-name="P2" draw:layer="layout" svg:width="6.3cm" svg:height="0.423cm" svg:x="9.2cm" svg:y="9.638cm">
            <draw:text-box>
              <text:p text:style-name="P4"><text:span text:style-name="T2">-nomMembre</text:span></text:p>
            </draw:text-box>
          </draw:frame>
        </draw:g>
        <draw:g>
          <draw:polygon draw:style-name="gr7" draw:text-style-name="P6" draw:layer="layout" svg:width="6.3cm" svg:height="0.423cm" svg:x="9.2cm" svg:y="10.161cm" svg:viewBox="0 0 6301 424" draw:points="0,424 6301,424 6301,0 0,0">
            <text:p/>
          </draw:polygon>
          <draw:frame draw:style-name="gr9" draw:text-style-name="P2" draw:layer="layout" svg:width="6.3cm" svg:height="0.423cm" svg:x="9.2cm" svg:y="10.161cm">
            <draw:text-box>
              <text:p text:style-name="P4"><text:span text:style-name="T2">-nomMembre</text:span></text:p>
            </draw:text-box>
          </draw:frame>
        </draw:g>
        <draw:g>
          <draw:polygon draw:style-name="gr7" draw:text-style-name="P6" draw:layer="layout" svg:width="6.3cm" svg:height="0.423cm" svg:x="9.2cm" svg:y="10.584cm" svg:viewBox="0 0 6301 424" draw:points="0,424 6301,424 6301,0 0,0">
            <text:p/>
          </draw:polygon>
          <draw:frame draw:style-name="gr9" draw:text-style-name="P2" draw:layer="layout" svg:width="6.3cm" svg:height="0.423cm" svg:x="9.2cm" svg:y="10.584cm">
            <draw:text-box>
              <text:p text:style-name="P4"><text:span text:style-name="T2">+ Opération 2 ()</text:span></text:p>
            </draw:text-box>
          </draw:frame>
        </draw:g>
        <draw:g>
          <draw:polygon draw:style-name="gr1" draw:text-style-name="P1" draw:layer="layout" svg:width="6.5cm" svg:height="1.994cm" svg:x="16.8cm" svg:y="9.643cm" svg:viewBox="0 0 6501 1995" draw:points="0,1995 6501,1995 6501,0 0,0">
            <text:p/>
          </draw:polygon>
          <draw:polygon draw:style-name="gr2" draw:text-style-name="P2" draw:layer="layout" svg:width="6.5cm" svg:height="1.994cm" svg:x="16.8cm" svg:y="9.643cm" svg:viewBox="0 0 6501 1995" draw:points="0,1995 6501,1995 6501,0 0,0">
            <text:p/>
          </draw:polygon>
        </draw:g>
        <draw:g>
          <draw:polygon draw:style-name="gr3" draw:text-style-name="P3" draw:layer="layout" svg:width="6.5cm" svg:height="1.108cm" svg:x="16.8cm" svg:y="8.535cm" svg:viewBox="0 0 6501 1109" draw:points="0,1109 6501,1109 6501,0 0,0">
            <text:p/>
          </draw:polygon>
          <draw:polygon draw:style-name="gr2" draw:text-style-name="P2" draw:layer="layout" svg:width="6.5cm" svg:height="1.108cm" svg:x="16.8cm" svg:y="8.535cm" svg:viewBox="0 0 6501 1109" draw:points="0,1109 6501,1109 6501,0 0,0">
            <text:p/>
          </draw:polygon>
        </draw:g>
        <draw:frame draw:style-name="gr4" draw:text-style-name="P2" draw:layer="layout" svg:width="6.5cm" svg:height="1.109cm" svg:x="16.8cm" svg:y="8.535cm">
          <draw:text-box>
            <text:p text:style-name="P4"><text:span text:style-name="T1">Missile</text:span></text:p>
          </draw:text-box>
        </draw:frame>
        <draw:g>
          <draw:polygon draw:style-name="gr5" draw:text-style-name="P5" draw:layer="layout" svg:width="6.298cm" svg:height="0cm" svg:x="16.9cm" svg:y="10.64cm" svg:viewBox="0 0 6299 0" draw:points="0,0 6299,0">
            <text:p/>
          </draw:polygon>
          <draw:line draw:style-name="gr6" draw:text-style-name="P2" draw:layer="layout" svg:x1="16.9cm" svg:y1="10.64cm" svg:x2="23.199cm" svg:y2="10.64cm">
            <text:p/>
          </draw:line>
        </draw:g>
        <draw:g>
          <draw:polygon draw:style-name="gr7" draw:text-style-name="P6" draw:layer="layout" svg:width="6.3cm" svg:height="0.847cm" svg:x="16.9cm" svg:y="9.743cm" svg:viewBox="0 0 6301 848" draw:points="0,848 6301,848 6301,0 0,0">
            <text:p/>
          </draw:polygon>
          <draw:frame draw:style-name="gr13" draw:text-style-name="P2" draw:layer="layout" svg:width="6.3cm" svg:height="0.847cm" svg:x="16.9cm" svg:y="9.743cm">
            <draw:text-box>
              <text:p text:style-name="P4"><text:span text:style-name="T2">-_vitesse : double</text:span></text:p>
              <text:p text:style-name="P4"><text:span text:style-name="T2">-Missile : m </text:span></text:p>
            </draw:text-box>
          </draw:frame>
        </draw:g>
        <draw:g>
          <draw:polygon draw:style-name="gr7" draw:text-style-name="P6" draw:layer="layout" svg:width="6.3cm" svg:height="0.423cm" svg:x="16.9cm" svg:y="10.69cm" svg:viewBox="0 0 6301 424" draw:points="0,424 6301,424 6301,0 0,0">
            <text:p/>
          </draw:polygon>
          <draw:frame draw:style-name="gr9" draw:text-style-name="P2" draw:layer="layout" svg:width="6.3cm" svg:height="0.423cm" svg:x="16.9cm" svg:y="10.69cm">
            <draw:text-box>
              <text:p text:style-name="P4"><text:span text:style-name="T2">-nomMembre</text:span></text:p>
            </draw:text-box>
          </draw:frame>
        </draw:g>
        <draw:g>
          <draw:polygon draw:style-name="gr7" draw:text-style-name="P6" draw:layer="layout" svg:width="6.3cm" svg:height="0.423cm" svg:x="16.9cm" svg:y="11.113cm" svg:viewBox="0 0 6301 424" draw:points="0,424 6301,424 6301,0 0,0">
            <text:p/>
          </draw:polygon>
          <draw:frame draw:style-name="gr9" draw:text-style-name="P2" draw:layer="layout" svg:width="6.3cm" svg:height="0.423cm" svg:x="16.9cm" svg:y="11.113cm">
            <draw:text-box>
              <text:p text:style-name="P4"><text:span text:style-name="T2">+ Opération 2 ()</text:span></text:p>
            </draw:text-box>
          </draw:frame>
        </draw:g>
        <draw:g>
          <draw:polygon draw:style-name="gr1" draw:text-style-name="P1" draw:layer="layout" svg:width="6.5cm" svg:height="1.57cm" svg:x="1.7cm" svg:y="15.043cm" svg:viewBox="0 0 6501 1571" draw:points="0,1571 6501,1571 6501,0 0,0">
            <text:p/>
          </draw:polygon>
          <draw:polygon draw:style-name="gr2" draw:text-style-name="P2" draw:layer="layout" svg:width="6.5cm" svg:height="1.57cm" svg:x="1.7cm" svg:y="15.043cm" svg:viewBox="0 0 6501 1571" draw:points="0,1571 6501,1571 6501,0 0,0">
            <text:p/>
          </draw:polygon>
        </draw:g>
        <draw:g>
          <draw:polygon draw:style-name="gr3" draw:text-style-name="P3" draw:layer="layout" svg:width="6.5cm" svg:height="1.108cm" svg:x="1.7cm" svg:y="13.935cm" svg:viewBox="0 0 6501 1109" draw:points="0,1109 6501,1109 6501,0 0,0">
            <text:p/>
          </draw:polygon>
          <draw:polygon draw:style-name="gr2" draw:text-style-name="P2" draw:layer="layout" svg:width="6.5cm" svg:height="1.108cm" svg:x="1.7cm" svg:y="13.935cm" svg:viewBox="0 0 6501 1109" draw:points="0,1109 6501,1109 6501,0 0,0">
            <text:p/>
          </draw:polygon>
        </draw:g>
        <draw:frame draw:style-name="gr4" draw:text-style-name="P2" draw:layer="layout" svg:width="6.5cm" svg:height="1.109cm" svg:x="1.7cm" svg:y="13.935cm">
          <draw:text-box>
            <text:p text:style-name="P4"><text:span text:style-name="T1">Program</text:span></text:p>
          </draw:text-box>
        </draw:frame>
        <draw:g>
          <draw:polygon draw:style-name="gr5" draw:text-style-name="P5" draw:layer="layout" svg:width="6.298cm" svg:height="0cm" svg:x="1.8cm" svg:y="15.616cm" svg:viewBox="0 0 6299 0" draw:points="0,0 6299,0">
            <text:p/>
          </draw:polygon>
          <draw:line draw:style-name="gr6" draw:text-style-name="P2" draw:layer="layout" svg:x1="1.8cm" svg:y1="15.616cm" svg:x2="8.099cm" svg:y2="15.616cm">
            <text:p/>
          </draw:line>
        </draw:g>
        <draw:g>
          <draw:polygon draw:style-name="gr7" draw:text-style-name="P6" draw:layer="layout" svg:width="6.3cm" svg:height="0.423cm" svg:x="1.8cm" svg:y="15.143cm" svg:viewBox="0 0 6301 424" draw:points="0,424 6301,424 6301,0 0,0">
            <text:p/>
          </draw:polygon>
          <draw:frame draw:style-name="gr9" draw:text-style-name="P2" draw:layer="layout" svg:width="6.3cm" svg:height="0.423cm" svg:x="1.8cm" svg:y="15.143cm">
            <draw:text-box>
              <text:p text:style-name="P4"><text:span text:style-name="T2">-nomMembre</text:span></text:p>
            </draw:text-box>
          </draw:frame>
        </draw:g>
        <draw:g>
          <draw:polygon draw:style-name="gr7" draw:text-style-name="P6" draw:layer="layout" svg:width="6.3cm" svg:height="0.423cm" svg:x="1.8cm" svg:y="15.666cm" svg:viewBox="0 0 6301 424" draw:points="0,424 6301,424 6301,0 0,0">
            <text:p/>
          </draw:polygon>
          <draw:frame draw:style-name="gr9" draw:text-style-name="P2" draw:layer="layout" svg:width="6.3cm" svg:height="0.423cm" svg:x="1.8cm" svg:y="15.666cm">
            <draw:text-box>
              <text:p text:style-name="P4"><text:span text:style-name="T2">-nomMembre</text:span></text:p>
            </draw:text-box>
          </draw:frame>
        </draw:g>
        <draw:g>
          <draw:polygon draw:style-name="gr7" draw:text-style-name="P6" draw:layer="layout" svg:width="6.3cm" svg:height="0.423cm" svg:x="1.8cm" svg:y="16.09cm" svg:viewBox="0 0 6301 424" draw:points="0,424 6301,424 6301,0 0,0">
            <text:p/>
          </draw:polygon>
          <draw:frame draw:style-name="gr9" draw:text-style-name="P2" draw:layer="layout" svg:width="6.3cm" svg:height="0.423cm" svg:x="1.8cm" svg:y="16.09cm">
            <draw:text-box>
              <text:p text:style-name="P4"><text:span text:style-name="T2">+ Opération 2 ()</text:span></text:p>
            </draw:text-box>
          </draw:frame>
        </draw:g>
        <draw:g>
          <draw:polygon draw:style-name="gr1" draw:text-style-name="P1" draw:layer="layout" svg:width="6.5cm" svg:height="2.84cm" svg:x="9.3cm" svg:y="15.143cm" svg:viewBox="0 0 6501 2841" draw:points="0,2841 6501,2841 6501,0 0,0">
            <text:p/>
          </draw:polygon>
          <draw:polygon draw:style-name="gr2" draw:text-style-name="P2" draw:layer="layout" svg:width="6.5cm" svg:height="2.84cm" svg:x="9.3cm" svg:y="15.143cm" svg:viewBox="0 0 6501 2841" draw:points="0,2841 6501,2841 6501,0 0,0">
            <text:p/>
          </draw:polygon>
        </draw:g>
        <draw:g>
          <draw:polygon draw:style-name="gr3" draw:text-style-name="P3" draw:layer="layout" svg:width="6.5cm" svg:height="1.108cm" svg:x="9.3cm" svg:y="14.035cm" svg:viewBox="0 0 6501 1109" draw:points="0,1109 6501,1109 6501,0 0,0">
            <text:p/>
          </draw:polygon>
          <draw:polygon draw:style-name="gr2" draw:text-style-name="P2" draw:layer="layout" svg:width="6.5cm" svg:height="1.108cm" svg:x="9.3cm" svg:y="14.035cm" svg:viewBox="0 0 6501 1109" draw:points="0,1109 6501,1109 6501,0 0,0">
            <text:p/>
          </draw:polygon>
        </draw:g>
        <draw:frame draw:style-name="gr4" draw:text-style-name="P2" draw:layer="layout" svg:width="6.5cm" svg:height="1.109cm" svg:x="9.3cm" svg:y="14.035cm">
          <draw:text-box>
            <text:p text:style-name="P4"><text:span text:style-name="T1">SimpleObject</text:span></text:p>
          </draw:text-box>
        </draw:frame>
        <draw:g>
          <draw:polygon draw:style-name="gr5" draw:text-style-name="P5" draw:layer="layout" svg:width="6.298cm" svg:height="0cm" svg:x="9.4cm" svg:y="16.987cm" svg:viewBox="0 0 6299 0" draw:points="0,0 6299,0">
            <text:p/>
          </draw:polygon>
          <draw:line draw:style-name="gr6" draw:text-style-name="P2" draw:layer="layout" svg:x1="9.4cm" svg:y1="16.987cm" svg:x2="15.699cm" svg:y2="16.987cm">
            <text:p/>
          </draw:line>
        </draw:g>
        <draw:g>
          <draw:polygon draw:style-name="gr7" draw:text-style-name="P6" draw:layer="layout" svg:width="6.3cm" svg:height="1.693cm" svg:x="9.4cm" svg:y="15.243cm" svg:viewBox="0 0 6301 1694" draw:points="0,1694 6301,1694 6301,0 0,0">
            <text:p/>
          </draw:polygon>
          <draw:frame draw:style-name="gr11" draw:text-style-name="P2" draw:layer="layout" svg:width="6.3cm" svg:height="1.693cm" svg:x="9.4cm" svg:y="15.243cm">
            <draw:text-box>
              <text:p text:style-name="P4"><text:span text:style-name="T2">+_lives : int</text:span></text:p>
              <text:p text:style-name="P4"><text:span text:style-name="T2">&lt;&lt;+get&gt;&gt;Vecteur2d</text:span></text:p>
              <text:p text:style-name="P4"><text:span text:style-name="T2">&lt;&lt;+get&gt;&gt;Lives</text:span></text:p>
              <text:p text:style-name="P4"><text:span text:style-name="T2">&lt;&lt;+get&gt;&gt;Bitmap</text:span></text:p>
            </draw:text-box>
          </draw:frame>
        </draw:g>
        <draw:g>
          <draw:polygon draw:style-name="gr7" draw:text-style-name="P6" draw:layer="layout" svg:width="6.3cm" svg:height="0.423cm" svg:x="9.4cm" svg:y="17.037cm" svg:viewBox="0 0 6301 424" draw:points="0,424 6301,424 6301,0 0,0">
            <text:p/>
          </draw:polygon>
          <draw:frame draw:style-name="gr9" draw:text-style-name="P2" draw:layer="layout" svg:width="6.3cm" svg:height="0.423cm" svg:x="9.4cm" svg:y="17.037cm">
            <draw:text-box>
              <text:p text:style-name="P4"><text:span text:style-name="T2">-nomMembre</text:span></text:p>
            </draw:text-box>
          </draw:frame>
        </draw:g>
        <draw:g>
          <draw:polygon draw:style-name="gr7" draw:text-style-name="P6" draw:layer="layout" svg:width="6.3cm" svg:height="0.423cm" svg:x="9.4cm" svg:y="17.46cm" svg:viewBox="0 0 6301 424" draw:points="0,424 6301,424 6301,0 0,0">
            <text:p/>
          </draw:polygon>
          <draw:frame draw:style-name="gr9" draw:text-style-name="P2" draw:layer="layout" svg:width="6.3cm" svg:height="0.423cm" svg:x="9.4cm" svg:y="17.46cm">
            <draw:text-box>
              <text:p text:style-name="P4"><text:span text:style-name="T2">+ Opération 2 ()</text:span></text:p>
            </draw:text-box>
          </draw:frame>
        </draw:g>
        <draw:g>
          <draw:polygon draw:style-name="gr1" draw:text-style-name="P1" draw:layer="layout" svg:width="6.5cm" svg:height="1.57cm" svg:x="16.8cm" svg:y="15.438cm" svg:viewBox="0 0 6501 1571" draw:points="0,1571 6501,1571 6501,0 0,0">
            <text:p/>
          </draw:polygon>
          <draw:polygon draw:style-name="gr2" draw:text-style-name="P2" draw:layer="layout" svg:width="6.5cm" svg:height="1.57cm" svg:x="16.8cm" svg:y="15.438cm" svg:viewBox="0 0 6501 1571" draw:points="0,1571 6501,1571 6501,0 0,0">
            <text:p/>
          </draw:polygon>
        </draw:g>
        <draw:g>
          <draw:polygon draw:style-name="gr3" draw:text-style-name="P3" draw:layer="layout" svg:width="6.5cm" svg:height="1.108cm" svg:x="16.8cm" svg:y="14.33cm" svg:viewBox="0 0 6501 1109" draw:points="0,1109 6501,1109 6501,0 0,0">
            <text:p/>
          </draw:polygon>
          <draw:polygon draw:style-name="gr2" draw:text-style-name="P2" draw:layer="layout" svg:width="6.5cm" svg:height="1.108cm" svg:x="16.8cm" svg:y="14.33cm" svg:viewBox="0 0 6501 1109" draw:points="0,1109 6501,1109 6501,0 0,0">
            <text:p/>
          </draw:polygon>
        </draw:g>
        <draw:frame draw:style-name="gr4" draw:text-style-name="P2" draw:layer="layout" svg:width="6.5cm" svg:height="1.109cm" svg:x="16.8cm" svg:y="14.33cm">
          <draw:text-box>
            <text:p text:style-name="P4"><text:span text:style-name="T1">SpaceShip</text:span></text:p>
          </draw:text-box>
        </draw:frame>
        <draw:g>
          <draw:polygon draw:style-name="gr5" draw:text-style-name="P5" draw:layer="layout" svg:width="6.298cm" svg:height="0cm" svg:x="16.9cm" svg:y="16.011cm" svg:viewBox="0 0 6299 0" draw:points="0,0 6299,0">
            <text:p/>
          </draw:polygon>
          <draw:line draw:style-name="gr6" draw:text-style-name="P2" draw:layer="layout" svg:x1="16.9cm" svg:y1="16.011cm" svg:x2="23.199cm" svg:y2="16.011cm">
            <text:p/>
          </draw:line>
        </draw:g>
        <draw:g>
          <draw:polygon draw:style-name="gr7" draw:text-style-name="P6" draw:layer="layout" svg:width="6.3cm" svg:height="0.423cm" svg:x="16.9cm" svg:y="15.538cm" svg:viewBox="0 0 6301 424" draw:points="0,424 6301,424 6301,0 0,0">
            <text:p/>
          </draw:polygon>
          <draw:frame draw:style-name="gr9" draw:text-style-name="P2" draw:layer="layout" svg:width="6.3cm" svg:height="0.423cm" svg:x="16.9cm" svg:y="15.538cm">
            <draw:text-box>
              <text:p text:style-name="P4"><text:span text:style-name="T2">-_missile : Missile</text:span></text:p>
            </draw:text-box>
          </draw:frame>
        </draw:g>
        <draw:g>
          <draw:polygon draw:style-name="gr7" draw:text-style-name="P6" draw:layer="layout" svg:width="6.3cm" svg:height="0.423cm" svg:x="16.9cm" svg:y="16.061cm" svg:viewBox="0 0 6301 424" draw:points="0,424 6301,424 6301,0 0,0">
            <text:p/>
          </draw:polygon>
          <draw:frame draw:style-name="gr9" draw:text-style-name="P2" draw:layer="layout" svg:width="6.3cm" svg:height="0.423cm" svg:x="16.9cm" svg:y="16.061cm">
            <draw:text-box>
              <text:p text:style-name="P4"><text:span text:style-name="T2">-nomMembre</text:span></text:p>
            </draw:text-box>
          </draw:frame>
        </draw:g>
        <draw:g>
          <draw:polygon draw:style-name="gr7" draw:text-style-name="P6" draw:layer="layout" svg:width="6.3cm" svg:height="0.423cm" svg:x="16.9cm" svg:y="16.485cm" svg:viewBox="0 0 6301 424" draw:points="0,424 6301,424 6301,0 0,0">
            <text:p/>
          </draw:polygon>
          <draw:frame draw:style-name="gr9" draw:text-style-name="P2" draw:layer="layout" svg:width="6.3cm" svg:height="0.423cm" svg:x="16.9cm" svg:y="16.485cm">
            <draw:text-box>
              <text:p text:style-name="P4"><text:span text:style-name="T2">+ Opération 2 ()</text:span></text:p>
            </draw:text-box>
          </draw:frame>
        </draw:g>
        <draw:frame draw:style-name="gr14" draw:layer="layout" svg:width="24.542cm" svg:height="5.894cm" svg:x="2.729cm" svg:y="29.23cm">
          <draw:image xlink:href="Pictures/10000000000005280000013D3B576B480A703A08.bmp" xlink:type="simple" xlink:show="embed" xlink:actuate="onLoad" draw:mime-type="image/bmp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M10 12l-5 15h10z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40.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28T14:40:47.305000000</dc:date>
    <dc:language>fr-FR</dc:language>
    <meta:creation-date>2021-09-10T13:36:56Z</meta:creation-date>
    <meta:initial-creator>Dylan Martinsfernandes</meta:initial-creator>
    <meta:generator>LibreOffice/7.3.1.3$Windows_X86_64 LibreOffice_project/a69ca51ded25f3eefd52d7bf9a5fad8c90b87951</meta:generator>
    <meta:editing-duration>PT10M10S</meta:editing-duration>
    <meta:editing-cycles>1</meta:editing-cycles>
    <meta:document-statistic meta:object-count="219"/>
    <meta:user-defined meta:name="company">DGEP</meta:user-defined>
    <meta:template xlink:type="simple" xlink:actuate="onRequest" xlink:title="INTERFACE_UML_CLASS_M.VSTX" xlink:href=""/>
  </office:meta>
</office:document-meta>
</file>